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848cm" fo:margin-left="-0.053cm" fo:margin-top="0cm" fo:margin-bottom="0cm" table:align="left"/>
    </style:style>
    <style:style style:name="Table1.A" style:family="table-column">
      <style:table-column-properties style:column-width="4.187cm"/>
    </style:style>
    <style:style style:name="Table1.B" style:family="table-column">
      <style:table-column-properties style:column-width="1.961cm"/>
    </style:style>
    <style:style style:name="Table1.C" style:family="table-column">
      <style:table-column-properties style:column-width="1.162cm"/>
    </style:style>
    <style:style style:name="Table1.D" style:family="table-column">
      <style:table-column-properties style:column-width="2.621cm"/>
    </style:style>
    <style:style style:name="Table1.E" style:family="table-column">
      <style:table-column-properties style:column-width="2.484cm"/>
    </style:style>
    <style:style style:name="Table1.F" style:family="table-column">
      <style:table-column-properties style:column-width="2.431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="0cm" fo:border="none"/>
    </style:style>
    <style:style style:name="P1" style:family="paragraph" style:parent-style-name="Header">
      <style:text-properties officeooo:rsid="0018db87" officeooo:paragraph-rsid="0018db87"/>
    </style:style>
    <style:style style:name="P2" style:family="paragraph" style:parent-style-name="Header">
      <style:paragraph-properties fo:text-align="center" style:justify-single-word="false"/>
      <style:text-properties officeooo:rsid="0018db87" officeooo:paragraph-rsid="0018db87"/>
    </style:style>
    <style:style style:name="P3" style:family="paragraph" style:parent-style-name="Header">
      <style:paragraph-properties fo:text-align="end" style:justify-single-word="false"/>
      <style:text-properties officeooo:rsid="0018db87" officeooo:paragraph-rsid="0018db87"/>
    </style:style>
    <style:style style:name="P4" style:family="paragraph" style:parent-style-name="Footer">
      <style:paragraph-properties fo:text-align="start" style:justify-single-word="false"/>
      <style:text-properties officeooo:rsid="0018db87" officeooo:paragraph-rsid="0018db87"/>
    </style:style>
    <style:style style:name="P5" style:family="paragraph" style:parent-style-name="Footer">
      <style:paragraph-properties fo:text-align="end" style:justify-single-word="false"/>
      <style:text-properties officeooo:rsid="0018db87" officeooo:paragraph-rsid="0018db87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8db87" officeooo:paragraph-rsid="0018db8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db87" officeooo:paragraph-rsid="0018db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2f49" officeooo:paragraph-rsid="0018db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2f49" officeooo:paragraph-rsid="001a2f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f131" officeooo:paragraph-rsid="001af1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d2b87" officeooo:paragraph-rsid="001d2b87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af131" officeooo:paragraph-rsid="001af13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f131" officeooo:paragraph-rsid="001af131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d2b87" officeooo:paragraph-rsid="001d2b8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d2b87" officeooo:paragraph-rsid="001d2b8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d40fb" officeooo:paragraph-rsid="001d40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2f49" officeooo:paragraph-rsid="001ea54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ea548" officeooo:paragraph-rsid="001ea548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d2b87" officeooo:paragraph-rsid="001d2b8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d40fb" officeooo:paragraph-rsid="001d40fb" style:font-size-asian="10.5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font-weight="bold" officeooo:rsid="001d2b87" officeooo:paragraph-rsid="001d2b8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2pt" fo:font-weight="normal" officeooo:rsid="001b23b2" officeooo:paragraph-rsid="001b23b2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fo:font-size="12pt" fo:font-style="normal" fo:font-weight="normal" officeooo:rsid="001d2b87" officeooo:paragraph-rsid="001d2b8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style="normal" fo:font-weight="normal" officeooo:rsid="001d2b87" officeooo:paragraph-rsid="001d2b8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margin-left="5.002cm" fo:margin-right="0cm" fo:text-align="start" style:justify-single-word="false" fo:text-indent="-0.635cm" style:auto-text-indent="false"/>
      <style:text-properties fo:font-size="14pt" fo:font-weight="bold" officeooo:rsid="001d2b87" officeooo:paragraph-rsid="001d2b87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4125" style:font-style-asian="italic" style:font-style-complex="italic"/>
    </style:style>
    <style:style style:name="T3" style:family="text">
      <style:text-properties officeooo:rsid="001a2f49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a2f49" style:font-size-asian="14pt" style:font-weight-asian="bold" style:font-size-complex="14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23b2" style:font-style-asian="normal" style:font-style-complex="normal"/>
    </style:style>
    <style:style style:name="T8" style:family="text">
      <style:text-properties fo:font-style="normal" officeooo:rsid="001ba374" style:font-style-asian="normal" style:font-style-complex="normal"/>
    </style:style>
    <style:style style:name="T9" style:family="text">
      <style:text-properties fo:font-style="normal" officeooo:rsid="001d2b87" style:font-style-asian="normal" style:font-style-complex="normal"/>
    </style:style>
    <style:style style:name="T10" style:family="text">
      <style:text-properties officeooo:rsid="001ba374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ea548"/>
    </style:style>
    <style:style style:name="T16" style:family="text">
      <style:text-properties officeooo:rsid="00204125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MEMO HOMEWORK #1</text:p>
      <text:p text:style-name="P6"/>
      <text:p text:style-name="P6"/>
      <text:p text:style-name="P10">First assigment, basic overview about classes inheritance.</text:p>
      <text:p text:style-name="P10"/>
      <text:p text:style-name="P10">Because I'm using Ruby, some of the requirements differ:</text:p>
      <text:list xml:id="list2520461734838166468" text:style-name="L1">
        <text:list-item>
          <text:p text:style-name="P12">Ruby does not have interfaces, so the <text:span text:style-name="T1">Flyer</text:span><text:span text:style-name="T6"> interface asked, is not really created. It's just a parent class with empty methods. So </text:span><text:span text:style-name="T1">Bat</text:span><text:span text:style-name="T6"> and </text:span><text:span text:style-name="T1">Fly</text:span><text:span text:style-name="T6"> classes inherits directly from </text:span><text:span text:style-name="T1">Flyer</text:span><text:span text:style-name="T6">. As an example, the class heritage goes </text:span><text:span text:style-name="T1">Thing &gt; Creature &gt; Flyer &gt; Bat|Fly</text:span></text:p>
        </text:list-item>
        <text:list-item>
          <text:p text:style-name="P12"><text:span text:style-name="T1">TestCreature</text:span><text:span text:style-name="T6"> is a Ruby script, does not need to be a class.</text:span></text:p>
        </text:list-item>
        <text:list-item>
          <text:p text:style-name="P24"><text:span text:style-name="T6">THING_COUNT and CREATE_COUNT are regular variables in the “main” scope of the script </text:span><text:span text:style-name="T8">(main scope means they are global variables)</text:span><text:span text:style-name="T6">.</text:span></text:p>
        </text:list-item>
      </text:list>
      <text:p text:style-name="P10"><text:span text:style-name="T6">Besides </text:span><text:span text:style-name="T7">the Java-Ruby differences, I followed the </text:span><text:span text:style-name="T9">specifications from the Javadoc</text:span></text:p>
      <text:p text:style-name="P7"/>
      <text:p text:style-name="P11"><text:span text:style-name="T15">Acceptance test</text:span>: <text:span text:style-name="T11">Ruby is a scripting lenguaje, does not need to be compiled. For executing the acceptance test just run:</text:span></text:p>
      <text:list xml:id="list8939827273402364740" text:style-name="L2">
        <text:list-item>
          <text:p text:style-name="P14">ruby TestCreatures.rb</text:p>
        </text:list-item>
      </text:list>
      <text:p text:style-name="P15">It will print the output asked in the requirements:</text:p>
      <text:list xml:id="list2158774757438752466" text:style-name="L3">
        <text:list-item>
          <text:p text:style-name="P21"><text:span text:style-name="T11">First section are from the </text:span><text:span text:style-name="T13">first tests</text:span></text:p>
        </text:list-item>
        <text:list-item>
          <text:p text:style-name="P25">If the object is a Creature, then it prints with toString() method. If not it only prints the object reference.</text:p>
        </text:list-item>
        <text:list-item>
          <text:p text:style-name="P19">Second part tests the behaviour of the different methods.</text:p>
        </text:list-item>
        <text:list-item>
          <text:p text:style-name="P25">Things: only prints using toString()</text:p>
        </text:list-item>
        <text:list-item>
          <text:p text:style-name="P25">Creatures</text:p>
        </text:list-item>
        <text:list-item>
          <text:p text:style-name="P26">prints using toString()</text:p>
        </text:list-item>
        <text:list-item>
          <text:p text:style-name="P26">test method eat, whatdidYouEat() and move()</text:p>
        </text:list-item>
        <text:list-item>
          <text:p text:style-name="P27"><text:span text:style-name="T12">Bat</text:span><text:span text:style-name="T13"> and </text:span><text:span text:style-name="T12">Fly </text:span><text:span text:style-name="T13">runs the method fly() when move() is called.</text:span></text:p>
        </text:list-item>
      </text:list>
      <text:p text:style-name="P7"><text:line-break/><text:span text:style-name="T5">Lines of code</text:span><text:span text:style-name="T3">: output from CLOC</text:span></text:p>
      <text:p text:style-name="P20">Core App</text:p>
      <text:p text:style-name="P9">------------------------------------------------------------------------------- <text:s text:c="102"/></text:p>
      <text:p text:style-name="P9">Language <text:s text:c="20"/>files <text:s text:c="9"/>blank <text:s text:c="7"/>comment <text:s text:c="10"/>code <text:s text:c="102"/></text:p>
      <text:p text:style-name="P9">------------------------------------------------------------------------------- <text:s text:c="102"/></text:p>
      <text:p text:style-name="P17"><text:span text:style-name="T15">Ruby <text:s text:c="28"/>8 <text:s text:c="12"/>38 <text:s text:c="12"/>21 <text:s text:c="11"/>163</text:span></text:p>
      <text:p text:style-name="P17"><text:span text:style-name="T15">-------------------------------------------------------------------------------</text:span> <text:s text:c="99"/></text:p>
      <text:p text:style-name="P17"/>
      <text:p text:style-name="P20">Unit test (rspec)</text:p>
      <text:p text:style-name="P16">-------------------------------------------------------------------------------</text:p>
      <text:p text:style-name="P16">Language <text:s text:c="20"/>files <text:s text:c="9"/>blank <text:s text:c="7"/>comment <text:s text:c="10"/>code</text:p>
      <text:p text:style-name="P16"><text:soft-page-break/>-------------------------------------------------------------------------------</text:p>
      <text:p text:style-name="P16">Ruby <text:s text:c="28"/>7 <text:s text:c="12"/>84 <text:s text:c="12"/>82 <text:s text:c="11"/>422</text:p>
      <text:p text:style-name="P16">-------------------------------------------------------------------------------</text:p>
      <text:p text:style-name="P16"/>
      <text:p text:style-name="P16"><text:span text:style-name="T4">Unit Test Coverage: </text:span>measured using SimpleCov (CSV formatter)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File</text:p>
          </table:table-cell>
          <table:table-cell table:style-name="Table1.A1" office:value-type="string">
            <text:p text:style-name="P22">% covered</text:p>
          </table:table-cell>
          <table:table-cell table:style-name="Table1.A1" office:value-type="string">
            <text:p text:style-name="P22">Lines</text:p>
          </table:table-cell>
          <table:table-cell table:style-name="Table1.A1" office:value-type="string">
            <text:p text:style-name="P22">Relevant Lines</text:p>
          </table:table-cell>
          <table:table-cell table:style-name="Table1.A1" office:value-type="string">
            <text:p text:style-name="P22">Lines covered</text:p>
          </table:table-cell>
          <table:table-cell table:style-name="Table1.A1" office:value-type="string">
            <text:p text:style-name="P22">Lines missed</text:p>
          </table:table-cell>
        </table:table-row>
        <table:table-row table:style-name="Table1.1">
          <table:table-cell table:style-name="Table1.A1" office:value-type="string">
            <text:p text:style-name="P22">./Ant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Bat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27</text:p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Creature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25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Fly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27</text:p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Flyer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Thing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Tiger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spec/Ant_spec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98</text:p>
          </table:table-cell>
          <table:table-cell table:style-name="Table1.A1" office:value-type="string">
            <text:p text:style-name="P23">57</text:p>
          </table:table-cell>
          <table:table-cell table:style-name="Table1.A1" office:value-type="string">
            <text:p text:style-name="P23">57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spec/Bat_spec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05</text:p>
          </table:table-cell>
          <table:table-cell table:style-name="Table1.A1" office:value-type="string">
            <text:p text:style-name="P23">62</text:p>
          </table:table-cell>
          <table:table-cell table:style-name="Table1.A1" office:value-type="string">
            <text:p text:style-name="P23">62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spec/Creature_spec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79</text:p>
          </table:table-cell>
          <table:table-cell table:style-name="Table1.A1" office:value-type="string">
            <text:p text:style-name="P23">45</text:p>
          </table:table-cell>
          <table:table-cell table:style-name="Table1.A1" office:value-type="string">
            <text:p text:style-name="P23">45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spec/Fly_spec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05</text:p>
          </table:table-cell>
          <table:table-cell table:style-name="Table1.A1" office:value-type="string">
            <text:p text:style-name="P23">62</text:p>
          </table:table-cell>
          <table:table-cell table:style-name="Table1.A1" office:value-type="string">
            <text:p text:style-name="P23">62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spec/Thing_spec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1.1">
          <table:table-cell table:style-name="Table1.A1" office:value-type="string">
            <text:p text:style-name="P22">./spec/Tiger_spec.rb</text:p>
          </table:table-cell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81</text:p>
          </table:table-cell>
          <table:table-cell table:style-name="Table1.A1" office:value-type="string">
            <text:p text:style-name="P23">47</text:p>
          </table:table-cell>
          <table:table-cell table:style-name="Table1.A1" office:value-type="string">
            <text:p text:style-name="P23">47</text:p>
          </table:table-cell>
          <table:table-cell table:style-name="Table1.A1" office:value-type="string">
            <text:p text:style-name="P23">0</text:p>
          </table:table-cell>
        </table:table-row>
      </table:table>
      <text:p text:style-name="Standard"/>
      <text:p text:style-name="P16"/>
      <text:p text:style-name="P8"/>
      <text:p text:style-name="P8"/>
      <text:p text:style-name="P10"><text:span text:style-name="T4">Cyclomatic complexity</text:span>: output from Saikuro (Ruby cyclomatic complexity analycer)</text:p>
      <text:p text:style-name="P10"/>
      <text:p text:style-name="P18">-- START Ant --</text:p>
      <text:p text:style-name="P18">Type:Class Name:Ant Complexity:2 Lines:9</text:p>
      <text:p text:style-name="P18">-- END Ant --</text:p>
      <text:p text:style-name="P18">-- START Bat --</text:p>
      <text:p text:style-name="P18">Type:Class Name:Bat Complexity:6 Lines:23</text:p>
      <text:p text:style-name="P18">-- END Bat --</text:p>
      <text:p text:style-name="P18">-- START Creature --</text:p>
      <text:p text:style-name="P18">Type:Class Name:Creature Complexity:5 Lines:21</text:p>
      <text:p text:style-name="P18">-- END Creature --</text:p>
      <text:p text:style-name="P18">-- START Flyer --</text:p>
      <text:p text:style-name="P18">Type:Class Name:Flyer Complexity:1 Lines:6</text:p>
      <text:p text:style-name="P18">-- END Flyer --</text:p>
      <text:p text:style-name="P18">-- START Fly --</text:p>
      <text:p text:style-name="P18">Type:Class Name:Fly Complexity:6 Lines:23</text:p>
      <text:p text:style-name="P18">-- END Fly --</text:p>
      <text:p text:style-name="P18">-- START <text:s/>– <text:span text:style-name="T2">(TestCreature.rb doesn't have any class, so it's type Global)</text:span></text:p>
      <text:p text:style-name="P18">Type:Global Name: Complexity:1 Lines:2</text:p>
      <text:p text:style-name="P18">-- END <text:s/>--</text:p>
      <text:p text:style-name="P18"><text:soft-page-break/>-- START Thing --</text:p>
      <text:p text:style-name="P18">Type:Class Name:Thing Complexity:2 Lines:9</text:p>
      <text:p text:style-name="P18">-- END Thing --</text:p>
      <text:p text:style-name="P18">-- START Tiger --</text:p>
      <text:p text:style-name="P18">Type:Class Name:Tiger Complexity:2 Lines:9</text:p>
      <text:p text:style-name="P18">-- END Tiger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db87" officeooo:paragraph-rsid="0018db87"/>
    </style:style>
    <style:style style:name="MP2" style:family="paragraph" style:parent-style-name="Header">
      <style:paragraph-properties fo:text-align="center" style:justify-single-word="false"/>
      <style:text-properties officeooo:rsid="0018db87" officeooo:paragraph-rsid="0018db87"/>
    </style:style>
    <style:style style:name="MP3" style:family="paragraph" style:parent-style-name="Header">
      <style:paragraph-properties fo:text-align="end" style:justify-single-word="false"/>
      <style:text-properties officeooo:rsid="0018db87" officeooo:paragraph-rsid="0018db87"/>
    </style:style>
    <style:style style:name="MP4" style:family="paragraph" style:parent-style-name="Footer">
      <style:paragraph-properties fo:text-align="start" style:justify-single-word="false"/>
      <style:text-properties officeooo:rsid="0018db87" officeooo:paragraph-rsid="0018db87"/>
    </style:style>
    <style:style style:name="MP5" style:family="paragraph" style:parent-style-name="Footer">
      <style:paragraph-properties fo:text-align="end" style:justify-single-word="false"/>
      <style:text-properties officeooo:rsid="0018db87" officeooo:paragraph-rsid="0018db87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M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Wilfrido Vidana (A20339323)</text:p>
          <text:p text:style-name="MP2"><text:page-number text:select-page="current">1</text:page-number>/<text:page-count>3</text:page-count></text:p>
          <text:p text:style-name="MP3">Homework #1</text:p>
        </text:section>
      </style:header>
      <style:header-left>
        <text:p text:style-name="Header_20_left"/>
      </style:header-left>
      <style:footer>
        <text:section text:style-name="MSect2" text:name="Section2">
          <text:p text:style-name="MP4">Illinois Institute of Technology - Computer Science</text:p>
          <text:p text:style-name="MP5">cs445-section: Spring 2015</text:p>
        </text:section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3:23:36.824085135</meta:creation-date>
    <dc:date>2015-02-03T22:43:11.998014965</dc:date>
    <meta:editing-duration>PT36M14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3" meta:paragraph-count="146" meta:word-count="472" meta:character-count="3742" meta:non-whitespace-character-count="2797"/>
  </office:meta>
</office:document-meta>
</file>